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1.1717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3.1339in"/>
    </style:style>
    <style:style style:name="co5" style:family="table-column">
      <style:table-column-properties fo:break-before="auto" style:column-width="3.0807in"/>
    </style:style>
    <style:style style:name="co6" style:family="table-column">
      <style:table-column-properties fo:break-before="auto" style:column-width="3.294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erm</text:p>
          </table:table-cell>
          <table:table-cell table:style-name="ce1" office:value-type="string" calcext:value-type="string">
            <text:p>Part of speech</text:p>
          </table:table-cell>
          <table:table-cell table:style-name="ce1" office:value-type="string" calcext:value-type="string">
            <text:p>Gloss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Help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string" calcext:value-type="string">
            <text:p>Rùó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</text:p>
          </table:table-cell>
          <table:table-cell/>
          <table:table-cell office:value-type="string" calcext:value-type="string">
            <text:p><text:s/>Reach; Arr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Éké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adl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Útè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ízhụ́té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ncrease</text:p>
          </table:table-cell>
          <table:table-cell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Yízhụ́té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ncrease</text:p>
          </table:table-cell>
          <table:table-cell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ùgwù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espec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Èchàrà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alm frond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Èchárá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hell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Élél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quic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Èbèkèrè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endezvous</text:p>
          </table:table-cell>
          <table:table-cell/>
          <table:table-cell office:value-type="string" calcext:value-type="string">
            <text:p>Y (need example of noun and prepositional senses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Kpáfụ̀ (mmadu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hance someone</text:p>
          </table:table-cell>
          <table:table-cell/>
          <table:table-cell office:value-type="string" calcext:value-type="string">
            <text:p>is kpafa a synonym?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ọ̀gbụ́ (mmadu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heat someon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Vụ̀gé (ih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arry something</text:p>
          </table:table-cell>
          <table:table-cell/>
          <table:table-cell office:value-type="string" calcext:value-type="string">
            <text:p>difference b/w this and vụ́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ébó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r the weight or amount of something to reduce</text:p>
          </table:table-cell>
          <table:table-cell office:value-type="string" calcext:value-type="string">
            <text:p>Jịanyị, ihebokwerụ; ọ bụ nẹ nri adịgụ mbe ọmụ?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ị́bụ̀kị́tị̀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ug that resembles ákụ̀ but smaller</text:p>
          </table:table-cell>
          <table:table-cell/>
          <table:table-cell office:value-type="string" calcext:value-type="string">
            <text:p>Need pictur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́gụg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etal grille used for drying food in the kitchen</text:p>
          </table:table-cell>
          <table:table-cell/>
          <table:table-cell office:value-type="string" calcext:value-type="string">
            <text:p>Need pictur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Ọ̀pẹ̀pẹ̀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ack above a stove for drying food</text:p>
          </table:table-cell>
          <table:table-cell/>
          <table:table-cell office:value-type="string" calcext:value-type="string">
            <text:p>Need pictur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Ọ́sú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ngredient in ịhọ</text:p>
          </table:table-cell>
          <table:table-cell/>
          <table:table-cell office:value-type="string" calcext:value-type="string">
            <text:p>Need pictur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Ị́họ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nack, usually dried, made of egusi seed</text:p>
          </table:table-cell>
          <table:table-cell/>
          <table:table-cell office:value-type="string" calcext:value-type="string">
            <text:p>Need pictur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ábété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know</text:p>
          </table:table-cell>
          <table:table-cell/>
          <table:table-cell office:value-type="string" calcext:value-type="string">
            <text:p>Diff. B/w this and ímá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Áshwánwá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Day before yesterday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á (mmadụ) ụ́tá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Blame someon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verb)-zhié</text:p>
          </table:table-cell>
          <table:table-cell office:value-type="string" calcext:value-type="string">
            <text:p>Verb suffix</text:p>
          </table:table-cell>
          <table:table-cell office:value-type="string" calcext:value-type="string">
            <text:p>Do more of something</text:p>
          </table:table-cell>
          <table:table-cell office:value-type="string" calcext:value-type="string">
            <text:p>Gotezhie: buy more. </text:p>
          </table:table-cell>
          <table:table-cell office:value-type="string" calcext:value-type="string">
            <text:p>Is it it zhie? Or zhụe, or zhé?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íkọ́má iyime</text:p>
          </table:table-cell>
          <table:table-cell office:value-type="string" calcext:value-type="string">
            <text:p>Phrase</text:p>
          </table:table-cell>
          <table:table-cell office:value-type="string" calcext:value-type="string">
            <text:p>Cultivate and sow</text:p>
          </table:table-cell>
          <table:table-cell office:value-type="string" calcext:value-type="string">
            <text:p>How you farm is by cultivating and sowing.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ọ́rụ́ àkpọ̀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oncept of Farming for hir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ọ́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ultivat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Ébé àlụ̀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lot of la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Ídé ihe nẹ̀ mmíní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(verb)-bété</text:p>
          </table:table-cell>
          <table:table-cell office:value-type="string" calcext:value-type="string">
            <text:p>Verb suffix</text:p>
          </table:table-cell>
          <table:table-cell office:value-type="string" calcext:value-type="string">
            <text:p>To (verb) up to a point</text:p>
          </table:table-cell>
          <table:table-cell office:value-type="string" calcext:value-type="string">
            <text:p>Ǹńwá bu m mabeterụ (This is as much as I know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ábákor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pine and ribs (esp. of chicken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Ị̀sị̀sà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ib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verb)-chié</text:p>
          </table:table-cell>
          <table:table-cell office:value-type="string" calcext:value-type="string">
            <text:p>Verb suffix</text:p>
          </table:table-cell>
          <table:table-cell office:value-type="string" calcext:value-type="string">
            <text:p>Finish (verb)ing</text:p>
          </table:table-cell>
          <table:table-cell office:value-type="string" calcext:value-type="string">
            <text:p>Richie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Mobile orthography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 style:data-style-name="N2" text:time-value="12:30:31.2516497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5-11T21:26:56.787915052</dc:date>
    <dc:creator>oge </dc:creator>
    <meta:editing-duration>PT8H58M47S</meta:editing-duration>
    <meta:editing-cycles>6</meta:editing-cycles>
    <meta:document-statistic meta:table-count="1" meta:cell-count="119" meta:object-count="0"/>
  </office:meta>
</office:document-meta>
</file>